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402cm"/>
      <style:text-properties fo:color="#cccccc" style:font-name="Consolas" fo:font-size="8.39999961853027pt" fo:font-weight="normal" fo:background-color="#1f1f1f"/>
    </style:style>
    <style:style style:name="P2" style:family="paragraph" style:parent-style-name="Standard">
      <style:paragraph-properties style:line-height-at-least="0.402cm"/>
      <style:text-properties fo:color="#cccccc" fo:background-color="#1f1f1f"/>
    </style:style>
    <style:style style:name="T1" style:family="text">
      <style:text-properties fo:color="#808080"/>
    </style:style>
    <style:style style:name="T2" style:family="text">
      <style:text-properties fo:color="#808080" style:font-name="Consolas" fo:font-size="8.39999961853027pt" fo:font-weight="normal"/>
    </style:style>
    <style:style style:name="T3" style:family="text">
      <style:text-properties fo:color="#569cd6"/>
    </style:style>
    <style:style style:name="T4" style:family="text">
      <style:text-properties fo:color="#569cd6" style:font-name="Consolas" fo:font-size="8.39999961853027pt" fo:font-weight="normal"/>
    </style:style>
    <style:style style:name="T5" style:family="text">
      <style:text-properties style:font-name="Consolas" fo:font-size="8.39999961853027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&lt;</text:span><text:span text:style-name="T3">p</text:span><text:span text:style-name="T1">&gt;</text:span>První tábor TK Cvrček slavnostně začal! 🤩 <text:span text:style-name="T1">&lt;/</text:span><text:span text:style-name="T3">p</text:span><text:span text:style-name="T1">&gt;</text:span></text:p>
      <text:p text:style-name="P2">      <text:span text:style-name="T2">&lt;</text:span><text:span text:style-name="T4">p</text:span><text:span text:style-name="T2">&gt;</text:span><text:span text:style-name="T5">Děti nám dnes konečně dorazily, a my se jim tak můžeme začít naplno věnovat! Hned po hladkém příjezdu jsme se prošli po tábořišti a pověděli si, jak se v táboře společně chovat, aby se nám tu dobře pobývalo. 🏕️ </text:span><text:span text:style-name="T2">&lt;/</text:span><text:span text:style-name="T4">p</text:span><text:span text:style-name="T2">&gt;</text:span></text:p>
      <text:p text:style-name="P2">      <text:span text:style-name="T2">&lt;</text:span><text:span text:style-name="T4">p</text:span><text:span text:style-name="T2">&gt;</text:span><text:span text:style-name="T5">Potom už jsme se vrhli do víru her - po seznamovačkách jsme se rozdělili do cestovatelských týmů, v nichž budeme následující dva týdny soutěžit. Tématem letošního tábora je Cesta kolem světa, cílem všech týmů tak je objet všechny státy za co nejkratší dobu. 🌍 Týmy si k tomu také zvolily své dopravní prostředky - pojedou motorkami 🛵, vzducholoděmi 🌬️, ponorkami 🌊, koněspřežkami 🐎a traktory. 🚜 </text:span><text:span text:style-name="T2">&lt;/</text:span><text:span text:style-name="T4">p</text:span><text:span text:style-name="T2">&gt;</text:span></text:p>
      <text:p text:style-name="P2">      <text:span text:style-name="T2">&lt;</text:span><text:span text:style-name="T4">p</text:span><text:span text:style-name="T2">&gt;</text:span><text:span text:style-name="T5">Večer jsme závod tedy odstartovali a po náročném startovním úseku jsme se unavení uložili do postýlek na letošní první táborovou noc. 🌙 </text:span><text:span text:style-name="T2">&lt;/</text:span><text:span text:style-name="T4">p</text:span><text:span text:style-name="T2">&gt;</text:span></text:p>
      <text:p text:style-name="P2">      <text:span text:style-name="T2">&lt;</text:span><text:span text:style-name="T4">p</text:span><text:span text:style-name="T2">&gt;</text:span><text:span text:style-name="T5">PS: moc děkujeme všem sponzorům, kteří nám přispěli naturáliemi a pomohli tak s hladkým průběhem tábora! Díky, díky díky. 💚</text:span><text:span text:style-name="T2">&lt;/</text:span><text:span text:style-name="T4">p</text:span><text:span text:style-name="T2">&gt;</text:span></text:p>
      <text:p text:style-name="Standard"/>
      <text:p text:style-name="Standard"/>
      <text:p text:style-name="Standard"/>
      <text:p text:style-name="Standard"/>
      <text:p text:style-name="P1"><text:span text:style-name="T1">&lt;</text:span><text:span text:style-name="T3">h2</text:span><text:span text:style-name="T1">&gt;</text:span>DEN 2.<text:span text:style-name="T1">&lt;/</text:span><text:span text:style-name="T3">h2</text:span><text:span text:style-name="T1">&gt;</text:span></text:p>
      <text:p text:style-name="P2">      <text:span text:style-name="T2">&lt;</text:span><text:span text:style-name="T4">p</text:span><text:span text:style-name="T2">&gt;</text:span><text:span text:style-name="T5">Dnes jsme se ráno probudili ve Francii. 🥐</text:span><text:span text:style-name="T2">&lt;/</text:span><text:span text:style-name="T4">p</text:span><text:span text:style-name="T2">&gt;</text:span></text:p>
      <text:p text:style-name="P2">      <text:span text:style-name="T2">&lt;</text:span><text:span text:style-name="T4">p</text:span><text:span text:style-name="T2">&gt;</text:span><text:span text:style-name="T5">Čekala nás naše první pasová kontrola, kde každý dostal od našeho celníka 🛂razítko do svého pasu, do kterého si děti můžou zaznamenat zajímavé informace o jednotlivých zemích, které v průběhu našeho tábora procestujeme🌍. </text:span><text:span text:style-name="T2">&lt;/</text:span><text:span text:style-name="T4">p</text:span><text:span text:style-name="T2">&gt;</text:span></text:p>
      <text:p text:style-name="P2">      <text:span text:style-name="T2">&lt;</text:span><text:span text:style-name="T4">p</text:span><text:span text:style-name="T2">&gt;</text:span><text:span text:style-name="T5">Po rozcvičce jsme šli na výbornou snídani a po škrábání brambor na oběd jsme se vydali do lesa hledat další zájemce o cestu kolem světa🗺️. Po obědě naopak děti chystali francouzskou hostinu pro naše hosty z celého světa🗽🥢. Nabídka byla velmi pestrá, například šneci, crème brûlée a kvalitní červené víno🥖. </text:span><text:span text:style-name="T2">&lt;/</text:span><text:span text:style-name="T4">p</text:span><text:span text:style-name="T2">&gt;</text:span></text:p>
      <text:p text:style-name="P2">      <text:span text:style-name="T2">&lt;</text:span><text:span text:style-name="T4">p</text:span><text:span text:style-name="T2">&gt;</text:span><text:span text:style-name="T5">Před nástupem jsme si stihli zasadit i naše ředkvičky, tak doufáme, že vyrostou🌱!!! Po nástupu nás večer čekalo rande v romantické Francii, kde jsme chodili po památkách a každý hledal svoji drahou polovičku🥰🌆. </text:span><text:span text:style-name="T2">&lt;/</text:span><text:span text:style-name="T4">p</text:span><text:span text:style-name="T2">&gt;</text:span></text:p>
      <text:p text:style-name="P2">      <text:span text:style-name="T2">&lt;</text:span><text:span text:style-name="T4">p</text:span><text:span text:style-name="T2">&gt;</text:span><text:span text:style-name="T5">Závěrem dne bylo čtení z knížky Cesta kolem světa za 80 dní📖.</text:span><text:span text:style-name="T2">&lt;/</text:span><text:span text:style-name="T4">p</text:span><text:span text:style-name="T2">&gt;</text:span></text:p>
      <text:p text:style-name="Standard"/>
      <text:p text:style-name="Standard"/>
      <text:p text:style-name="P1"><text:span text:style-name="T1">&lt;</text:span><text:span text:style-name="T3">h2</text:span><text:span text:style-name="T1">&gt;</text:span>DEN 3.<text:span text:style-name="T1">&lt;/</text:span><text:span text:style-name="T3">h2</text:span><text:span text:style-name="T1">&gt;</text:span></text:p>
      <text:p text:style-name="P2">      <text:span text:style-name="T2">&lt;</text:span><text:span text:style-name="T4">p</text:span><text:span text:style-name="T2">&gt;</text:span><text:span text:style-name="T5">Dnešní den se nesl zvuky dud, barvami kiltů a přízvuku angličtiny. Ano, je to Skotsko! 🍀🍀 </text:span><text:span text:style-name="T2">&lt;/</text:span><text:span text:style-name="T4">p</text:span><text:span text:style-name="T2">&gt;</text:span></text:p>
      <text:p text:style-name="P2">      <text:span text:style-name="T2">&lt;</text:span><text:span text:style-name="T4">p</text:span><text:span text:style-name="T2">&gt;</text:span><text:span text:style-name="T5">Po pasové kontrole jsme podstoupili krátké rozcvičce a snídali buchty a kakao či čajík. Dopoledne jsme si zahráli královský golf🏌️⛳️ 😁, kde jsme otestovali nejen zdatost odpalu, ale i zdatnost výroby golfových holí. Odpolende nás čekala osvěžující cesta na koupaliště 🧊🏝️💦🏊‍♀️a následně skotská taneční soutěž🕺🕺🕺(můžete se těšit na video záznam😄). K večeři jsme měli výborné párky v rohlíku. Vyhlásili jsme soutěž o nejhezčí fotku s párkem a odborná porota určila jako vítězky Peťu s Emčou, čímž jim gratulujeme!🌭 </text:span><text:span text:style-name="T2">&lt;/</text:span><text:span text:style-name="T4">p</text:span><text:span text:style-name="T2">&gt;</text:span></text:p>
      <text:p text:style-name="P2">      <text:span text:style-name="T2">&lt;</text:span><text:span text:style-name="T4">p</text:span><text:span text:style-name="T2">&gt;</text:span><text:span text:style-name="T5">Včerejší nabatikovaná trička už nám dnes pěkně uschla a tak je můžeme mít na večerním nástupu!🧡❤️💚💜 Všechny týmy mají názvy podle toho, jakým dopravním prostředkem cestují kolem světa. </text:span><text:span text:style-name="T2">&lt;/</text:span><text:span text:style-name="T4">p</text:span><text:span text:style-name="T2">&gt;</text:span></text:p>
      <text:p text:style-name="P2">      <text:span text:style-name="T2">&lt;</text:span><text:span text:style-name="T4">p</text:span><text:span text:style-name="T2">&gt;</text:span><text:span text:style-name="T5">Tým Traktor (červená)🚜- Týna, Adam, Pepča, Kája, Lucka P., Martin K. </text:span><text:span text:style-name="T2">&lt;/</text:span><text:span text:style-name="T4">p</text:span><text:span text:style-name="T2">&gt;</text:span></text:p>
      <text:p text:style-name="P2">      <text:span text:style-name="T2">&lt;</text:span><text:span text:style-name="T4">p</text:span><text:span text:style-name="T2">&gt;</text:span><text:span text:style-name="T5">Tým Ponorka (modrá)🌊- Marťa S., Martin Ď., Štepán, Vojta, Maky, Gabča </text:span><text:span text:style-name="T2">&lt;/</text:span><text:span text:style-name="T4">p</text:span><text:span text:style-name="T2">&gt;</text:span></text:p>
      <text:p text:style-name="P2">      <text:span text:style-name="T2">&lt;</text:span><text:span text:style-name="T4">p</text:span><text:span text:style-name="T2">&gt;</text:span><text:span text:style-name="T5">Tým Vzducholoď (zelená) 🌬️- Ondra, Lukáš, Peťa, Verča, Robin, Matěj </text:span><text:span text:style-name="T2">&lt;/</text:span><text:span text:style-name="T4">p</text:span><text:span text:style-name="T2">&gt;</text:span></text:p>
      <text:p text:style-name="P2">      <text:span text:style-name="T2">&lt;</text:span><text:span text:style-name="T4">p</text:span><text:span text:style-name="T2">&gt;</text:span><text:span text:style-name="T5">Tým Koněsprežka (oranžová) 🐎 - Vašek, Kamča, Šimon, Zuzka, Lucka B., Andrew </text:span><text:span text:style-name="T2">&lt;/</text:span><text:span text:style-name="T4">p</text:span><text:span text:style-name="T2">&gt;</text:span></text:p>
      <text:p text:style-name="P2">      <text:span text:style-name="T2">&lt;</text:span><text:span text:style-name="T4">p</text:span><text:span text:style-name="T2">&gt;</text:span><text:span text:style-name="T5">Tým Motorka (fialová)🏍️- Martin B., Emča, Maty K., Bety, Lenka, Honza </text:span><text:span text:style-name="T2">&lt;/</text:span><text:span text:style-name="T4">p</text:span><text:span text:style-name="T2">&gt;</text:span></text:p>
      <text:p text:style-name="P2">      <text:span text:style-name="T2">&lt;</text:span><text:span text:style-name="T4">p</text:span><text:span text:style-name="T2">&gt;</text:span><text:span text:style-name="T5">Večer už nás čekal jen slavnostní táborák. Zpívalo se, hrálo se, a všichni jsme si večer moc užili🔥. </text:span><text:span text:style-name="T2">&lt;/</text:span><text:span text:style-name="T4">p</text:span><text:span text:style-name="T2">&gt;</text:span></text:p>
      <text:p text:style-name="Standard"/>
      <text:p text:style-name="Standard"/>
      <text:p text:style-name="Standard"/>
      <text:p text:style-name="P1"><text:span text:style-name="T1">&lt;</text:span><text:span text:style-name="T3">h2</text:span><text:span text:style-name="T1">&gt;</text:span>DEN 4.<text:span text:style-name="T1">&lt;/</text:span><text:span text:style-name="T3">h2</text:span><text:span text:style-name="T1">&gt;</text:span></text:p>
      <text:p text:style-name="P2">      <text:span text:style-name="T2">&lt;</text:span><text:span text:style-name="T4">p</text:span><text:span text:style-name="T2">&gt;</text:span><text:span text:style-name="T5">Good morning! 🗽</text:span><text:span text:style-name="T2">&lt;/</text:span><text:span text:style-name="T4">p</text:span><text:span text:style-name="T2">&gt;</text:span></text:p>
      <text:p text:style-name="P2">      <text:span text:style-name="T2">&lt;</text:span><text:span text:style-name="T4">p</text:span><text:span text:style-name="T2">&gt;</text:span><text:span text:style-name="T5">Hned ráno po pasové kontrole, rozcvičce a snídani jsme vyrazili na celodenní cestu napříč USA s vidinou navštívit co nejvíce států na mapě za jeden den. 🗺️</text:span></text:p>
      <text:p text:style-name="P2">         <text:span text:style-name="T5">Na cestu jsme se vydali ve třech skupinkách dělených dle věku či fyzické zdatnosti. 🚶‍♂️🚶‍♀️🚶🏻</text:span><text:span text:style-name="T2">&lt;/</text:span><text:span text:style-name="T4">p</text:span><text:span text:style-name="T2">&gt;</text:span></text:p>
      <text:p text:style-name="P2"><text:soft-page-break/>      <text:span text:style-name="T2">&lt;</text:span><text:span text:style-name="T4">p</text:span><text:span text:style-name="T2">&gt;</text:span><text:span text:style-name="T5">Skupina malých chodičů vyrazila dopoledne směrem na Lačnov, kde byla jejich první zastávka na hřišti. Po cestě potkali výběh se pštrosem, což jen víc umocnilo veškeré zážitky z cestovatelské horečky celého tábora. Poté se vydali ke Lhotě u Lysic, s několika zastávkami - obědovou, přestávkou na Městečko Palermo a taky se spoustou malých zastávek na hraní drobných her. Potom už skupinka zamířila do Kozárova, kde děti čekalo na závěr cesty zasloužené koupání. I přes dopolední deštík přišla voda k osvěžení vhod. 🗺️ </text:span><text:span text:style-name="T2">&lt;/</text:span><text:span text:style-name="T4">p</text:span><text:span text:style-name="T2">&gt;</text:span></text:p>
      <text:p text:style-name="P2">      <text:span text:style-name="T2">&lt;</text:span><text:span text:style-name="T4">p</text:span><text:span text:style-name="T2">&gt;</text:span><text:span text:style-name="T5">Skupince středních se při putování po USA podařilo navštívit úžasných 16 států. Po  cestě zažívali plno různých dobrodružství a nečekaných zvratů. Skupinka také vyzkoušela spoustu nových sportů jako je například lidský diskgolf.🥏 Dobrou putovací náladu nezkazil ani déšť, náhlý odchod od oběda ani náročnější terén.🌧️Všechny děti byli z putování nadšené a získali plno nových zážitků.😁 </text:span><text:span text:style-name="T2">&lt;/</text:span><text:span text:style-name="T4">p</text:span><text:span text:style-name="T2">&gt;</text:span></text:p>
      <text:p text:style-name="P2">      <text:span text:style-name="T2">&lt;</text:span><text:span text:style-name="T4">p</text:span><text:span text:style-name="T2">&gt;</text:span><text:span text:style-name="T5">Skupina nejstarších se hned ráno chopila mapy a vášnivě naplánovali celou trasu. 👣 Vyrazili směrem na Štěchov po červené turistické značce a dále též navštívili Lysice, Drnovice, Kunice, Bedřichov a Kozárov. Po cestě napodobili spoustu různých sportů, byl mezi nimi například parkour či horolezectví. 🧗 </text:span><text:span text:style-name="T2">&lt;/</text:span><text:span text:style-name="T4">p</text:span><text:span text:style-name="T2">&gt;</text:span></text:p>
      <text:p text:style-name="P2">      <text:span text:style-name="T2">&lt;</text:span><text:span text:style-name="T4">p</text:span><text:span text:style-name="T2">&gt;</text:span><text:span text:style-name="T5">Po vydatném výletu jsme se všichni nadšeně vrátili do tábořiště kde na nás čekal skvěle chutnající buřtgulášek.😋 Po večerním nástupu, až se setmělo, jsme si ještě zahráli oblíbenou hru “boj o tábořiště” se zákeřnými indiány. Den v USA jsme si všichni náležitě užili a už se těšíme na zítřejší dobrodružství!😆</text:span><text:span text:style-name="T2">&lt;/</text:span><text:span text:style-name="T4">p</text:span><text:span text:style-name="T2">&gt;</text:span></text:p>
      <text:p text:style-name="Standard"/>
      <text:p text:style-name="Standard"/>
      <text:p text:style-name="Standard"/>
      <text:p text:style-name="P1"><text:span text:style-name="T1">&lt;</text:span><text:span text:style-name="T3">h2</text:span><text:span text:style-name="T1">&gt;</text:span>DEN 5.<text:span text:style-name="T1">&lt;/</text:span><text:span text:style-name="T3">h2</text:span><text:span text:style-name="T1">&gt;</text:span></text:p>
      <text:p text:style-name="P2">      <text:span text:style-name="T2">&lt;</text:span><text:span text:style-name="T4">p</text:span><text:span text:style-name="T2">&gt;</text:span><text:span text:style-name="T5">Buenos dias amigos! 5. den našeho tábora jsme necestovali daleko. Přesunuli jsme se na jih přes hranice USA a ocitli jsme se v Mexiku!🌵 </text:span><text:span text:style-name="T2">&lt;/</text:span><text:span text:style-name="T4">p</text:span><text:span text:style-name="T2">&gt;</text:span></text:p>
      <text:p text:style-name="P2">      <text:span text:style-name="T2">&lt;</text:span><text:span text:style-name="T4">p</text:span><text:span text:style-name="T2">&gt;</text:span><text:span text:style-name="T5">Ráno po pasové kontrole nás čekala rozcvička- kohoutí zápasy🐓. Poté jsme započali sanitární dopoledne. Omyli jsme si naše zmožená těla v teplé vodě a udělali si pořádek ve stanu. 🛀🧼 </text:span><text:span text:style-name="T2">&lt;/</text:span><text:span text:style-name="T4">p</text:span><text:span text:style-name="T2">&gt;</text:span></text:p>
      <text:p text:style-name="P2">      <text:span text:style-name="T2">&lt;</text:span><text:span text:style-name="T4">p</text:span><text:span text:style-name="T2">&gt;</text:span><text:span text:style-name="T5">Jelikož jsme v Mexiku, výroba tradičních piňat nesměla chybět. Spousta barev a kreativních nápadů tedy doprovázela celé dopoledne. </text:span><text:span text:style-name="T2">&lt;/</text:span><text:span text:style-name="T4">p</text:span><text:span text:style-name="T2">&gt;</text:span></text:p>
      <text:p text:style-name="P2">      <text:span text:style-name="T2">&lt;</text:span><text:span text:style-name="T4">p</text:span><text:span text:style-name="T2">&gt;</text:span><text:span text:style-name="T5">Po obědě a poledním klidu následovaly mexické minihry. Vyzkoušeli jsme si aktivity od lovu ryb🎣, jezení chilli 🌶️až po plácání vyrobených piňat. Odpoledne jsme zakončili plněním táborových důkazů-důkazy jsou důležitá tábornická aktivita, při které se děti učí základním tábornickým dovednostem tj. zapalování ohně🔥, balení batohu🎒, znalost rostlinek🌱, zdravověda🩹, morseova abeceda 📝atd. </text:span><text:span text:style-name="T2">&lt;/</text:span><text:span text:style-name="T4">p</text:span><text:span text:style-name="T2">&gt;</text:span></text:p>
      <text:p text:style-name="P2">      <text:span text:style-name="T2">&lt;</text:span><text:span text:style-name="T4">p</text:span><text:span text:style-name="T2">&gt;</text:span><text:span text:style-name="T5">Na večerním nástupu jsme si řekli denní rozkaz na zítra, rozdali ztráty a nálezy za drobné spravedlivé potrestání a předali leteckou poštu. 📨 (naši vedoucí Matěj s Filipem na fotce vypadají, že se o dopis poprali, ale nebojte, oba jsou v pořádku a dopis taky😉) </text:span><text:span text:style-name="T2">&lt;/</text:span><text:span text:style-name="T4">p</text:span><text:span text:style-name="T2">&gt;</text:span></text:p>
      <text:p text:style-name="P2">      <text:span text:style-name="T2">&lt;</text:span><text:span text:style-name="T4">p</text:span><text:span text:style-name="T2">&gt;</text:span><text:span text:style-name="T5">Na večeři jsme si upekli špekáčky nad ohněm a s plnými žaludky odešli spinkat. </text:span><text:span text:style-name="T2">&lt;/</text:span><text:span text:style-name="T4">p</text:span><text:span text:style-name="T2">&gt;</text:span></text:p>
      <text:p text:style-name="P2">      <text:span text:style-name="T2">&lt;</text:span><text:span text:style-name="T4">p</text:span><text:span text:style-name="T2">&gt;</text:span><text:span text:style-name="T5">Dobrou noc.🥱😴</text:span><text:span text:style-name="T2">&lt;/</text:span><text:span text:style-name="T4">p</text:span><text:span text:style-name="T2">&gt;</text:span></text:p>
      <text:p text:style-name="Standard"/>
      <text:p text:style-name="Standard"/>
      <text:p text:style-name="Standard"/>
      <text:p text:style-name="P1"><text:span text:style-name="T1">&lt;</text:span><text:span text:style-name="T3">h2</text:span><text:span text:style-name="T1">&gt;</text:span>DEN 6.<text:span text:style-name="T1">&lt;/</text:span><text:span text:style-name="T3">h2</text:span><text:span text:style-name="T1">&gt;</text:span></text:p>
      <text:p text:style-name="P2">      <text:span text:style-name="T2">&lt;</text:span><text:span text:style-name="T4">p</text:span><text:span text:style-name="T2">&gt;</text:span><text:span text:style-name="T5">Zdravíme z prosluněného Konga! 🥁 U pasové kontroly nás přivítali místní domorodci s jejich exotickými tanci. Následovala vynikající snídaně v podobě rohlíků s marmeládou. </text:span><text:span text:style-name="T2">&lt;/</text:span><text:span text:style-name="T4">p</text:span><text:span text:style-name="T2">&gt;</text:span></text:p>
      <text:p text:style-name="P2">      <text:span text:style-name="T2">&lt;</text:span><text:span text:style-name="T4">p</text:span><text:span text:style-name="T2">&gt;</text:span><text:span text:style-name="T5">Poté jsme se odebrali do lesa, kde jsme se snažili postavit co nejlepší vesnici pro domorodé obyvatelstvo 👺, a zároveň jsme potřebovali nalovit co nejvíce zvěře na oběd. 🦒🦓🐘 Po obědě a poledním klidu, jsme započali cestu konžskou džunglí (orientační běh). Děti se rozdělily do dvojčlenných týmů, a po cestě se snažili co nejlépe splnit úkoly, které měly překonat. Všichni trasu úspěšně doběhli. Po svačině si děti splnili nějaké důkazy a k večeru už jsme jen povečeřeli skvostný těstovinový salát a po večerním nástupu si poslechli další úryvek z knížky od Jindry. </text:span><text:span text:style-name="T2">&lt;/</text:span><text:span text:style-name="T4">p</text:span><text:span text:style-name="T2">&gt;</text:span></text:p>
      <text:p text:style-name="P2">      <text:span text:style-name="T2">&lt;</text:span><text:span text:style-name="T4">p</text:span><text:span text:style-name="T2">&gt;</text:span><text:span text:style-name="T5">Přejeme dobrou noc!📖</text:span><text:span text:style-name="T2">&lt;/</text:span><text:span text:style-name="T4">p</text:span><text:span text:style-name="T2">&gt;</text:span></text:p>
      <text:p text:style-name="Standard"/>
      <text:p text:style-name="Standard"/>
      <text:p text:style-name="P1"><text:span text:style-name="T1">&lt;</text:span><text:span text:style-name="T3">h2</text:span><text:span text:style-name="T1">&gt;</text:span>DEN 7.<text:span text:style-name="T1">&lt;/</text:span><text:span text:style-name="T3">h2</text:span><text:span text:style-name="T1">&gt;</text:span></text:p>
      <text:p text:style-name="P2">      <text:span text:style-name="T2">&lt;</text:span><text:span text:style-name="T4">p</text:span><text:span text:style-name="T2">&gt;</text:span><text:span text:style-name="T5">Dnešní ráno se cestovatelé objevili ve slunné Itálii. 🍕🍝 </text:span><text:span text:style-name="T2">&lt;/</text:span><text:span text:style-name="T4">p</text:span><text:span text:style-name="T2">&gt;</text:span></text:p>
      <text:p text:style-name="P2">      <text:span text:style-name="T2">&lt;</text:span><text:span text:style-name="T4">p</text:span><text:span text:style-name="T2">&gt;</text:span><text:span text:style-name="T5">Dopoledne probíhaly napínavé závody formulí, u kterých byl potřeba i celý tým mechaniků. Následně od závodních aut děti zamířily k závodním motorkám a mohly si vyzkoušet, jaké je to být jezdcem.🏍️ Ze závodní dráhy se cestovatelé přesunuli k nádherným památkám Itálie a jako oddechovou aktivitu sami stavěly mosty 🌉a další zajímavé výrobky. Jako stavební materiál byly použity špagety.🍝 Po výborném </text:span><text:soft-page-break/><text:span text:style-name="T5">obědě si děti sehnaly suroviny a šly si samy na oheň připravit večeři a to kotlíkový guláš. Večeře se všem moc povedla 🍕🍝a každý tým byl spokojen. 😋 </text:span><text:span text:style-name="T2">&lt;/</text:span><text:span text:style-name="T4">p</text:span><text:span text:style-name="T2">&gt;</text:span></text:p>
      <text:p text:style-name="P2">      <text:span text:style-name="T2">&lt;</text:span><text:span text:style-name="T4">p</text:span><text:span text:style-name="T2">&gt;</text:span><text:span text:style-name="T5">Následovalo letní večerní kino a pohled na hvězdy.⭐️</text:span><text:span text:style-name="T2">&lt;/</text:span><text:span text:style-name="T4">p</text:span><text:span text:style-name="T2">&gt;</text:span></text:p>
      <text:p text:style-name="Standard"/>
      <text:p text:style-name="Standard"/>
      <text:p text:style-name="Standard"/>
      <text:p text:style-name="P2"> <text:span text:style-name="T2">&lt;</text:span><text:span text:style-name="T4">h2</text:span><text:span text:style-name="T2">&gt;</text:span><text:span text:style-name="T5">DEN 8.</text:span><text:span text:style-name="T2">&lt;/</text:span><text:span text:style-name="T4">h2</text:span><text:span text:style-name="T2">&gt;</text:span></text:p>
      <text:p text:style-name="P2">      <text:span text:style-name="T2">&lt;</text:span><text:span text:style-name="T4">p</text:span><text:span text:style-name="T2">&gt;</text:span><text:span text:style-name="T5">Zdravíme z Norska ⛵</text:span><text:span text:style-name="T2">&lt;/</text:span><text:span text:style-name="T4">p</text:span><text:span text:style-name="T2">&gt;</text:span></text:p>
      <text:p text:style-name="P2">      <text:span text:style-name="T2">&lt;</text:span><text:span text:style-name="T4">p</text:span><text:span text:style-name="T2">&gt;</text:span><text:span text:style-name="T5">Dnes jsme den odstartovali jako drsní a odvážní seveřané - vikingové. Posnídali jsme výborné rohlíky s medem a čajem, a následně se vydali na náročný boj s hadem světa🐍. Každý tým úspěšně zdolal tohoto tvora, a po obědě a odpoledním klidu část z nás zůstala v tábořišti a chystala táborák či hrála kratochvilné hry a druhá část se vydala koupat💧🏖️. </text:span><text:span text:style-name="T2">&lt;/</text:span><text:span text:style-name="T4">p</text:span><text:span text:style-name="T2">&gt;</text:span></text:p>
      <text:p text:style-name="P2">      <text:span text:style-name="T2">&lt;</text:span><text:span text:style-name="T4">p</text:span><text:span text:style-name="T2">&gt;</text:span><text:span text:style-name="T5">Nebylo to ovšem naše poslední koupání dne. Po návratu z Kozárova následovala hra zvaná námořní bitva. Jednotlivé týmy si vyrobili lodě⚓️⛵️, a v průběhu hry se snažily co nejvíce namokřit papírový terčík ostatních lodí pomocí plastových stříkaček. </text:span><text:span text:style-name="T2">&lt;/</text:span><text:span text:style-name="T4">p</text:span><text:span text:style-name="T2">&gt;</text:span></text:p>
      <text:p text:style-name="P2">      <text:span text:style-name="T2">&lt;</text:span><text:span text:style-name="T4">p</text:span><text:span text:style-name="T2">&gt;</text:span><text:span text:style-name="T5">K večeři byl vynikající vanilkový puding, a my už se pomalu odebíráme k dnešnímu slavnostnímu táboráku. </text:span><text:span text:style-name="T2">&lt;/</text:span><text:span text:style-name="T4">p</text:span><text:span text:style-name="T2">&gt;</text:span></text:p>
      <text:p text:style-name="P2">      <text:span text:style-name="T2">&lt;</text:span><text:span text:style-name="T4">p</text:span><text:span text:style-name="T2">&gt;</text:span><text:span text:style-name="T5">Dobrou noc🌌</text:span><text:span text:style-name="T2">&lt;/</text:span><text:span text:style-name="T4">p</text:span><text:span text:style-name="T2">&gt;</text:span></text:p>
      <text:p text:style-name="Standard"/>
      <text:p text:style-name="Standard"/>
      <text:p text:style-name="P1"><text:span text:style-name="T1">&lt;</text:span><text:span text:style-name="T3">h2</text:span><text:span text:style-name="T1">&gt;</text:span>DEN 9.<text:span text:style-name="T1">&lt;/</text:span><text:span text:style-name="T3">h2</text:span><text:span text:style-name="T1">&gt;</text:span></text:p>
      <text:p text:style-name="P2">      <text:span text:style-name="T2">&lt;</text:span><text:span text:style-name="T4">p</text:span><text:span text:style-name="T2">&gt;</text:span><text:span text:style-name="T5">Po náročných dnech strávených ve Skandinávii jsme se dostali až do známého státu arabského světa - Sýrie 👳‍♂️. V rámci dnešního dne jsme vyzkoušeli také improvizovaný ramadán - každé jídlo jsme museli jíst se zavřenýma nebo zavázanýma očima, abychom napodobili jezení pouze v noci. Pro některé to byla opravdu výzva a vyzkoušeli si mnoho různých kombinací chutí. 🍽️ </text:span><text:span text:style-name="T2">&lt;/</text:span><text:span text:style-name="T4">p</text:span><text:span text:style-name="T2">&gt;</text:span></text:p>
      <text:p text:style-name="P2">      <text:span text:style-name="T2">&lt;</text:span><text:span text:style-name="T4">p</text:span><text:span text:style-name="T2">&gt;</text:span><text:span text:style-name="T5">Dopoledne si děti zahrály velice známou a oblíbenou hru a to  vlajkovanou hra skončila remízou 1:1. </text:span><text:span text:style-name="T2">&lt;/</text:span><text:span text:style-name="T4">p</text:span><text:span text:style-name="T2">&gt;</text:span></text:p>
      <text:p text:style-name="P2">      <text:span text:style-name="T2">&lt;</text:span><text:span text:style-name="T4">p</text:span><text:span text:style-name="T2">&gt;</text:span><text:span text:style-name="T5">Po příchodu do tábora jsme navštívili tržnici, kde se každý tým seznámil se surovinami, například s hedvábím nebo kořením, které jsou pro tuto oblast typické. Úkolem bylo za levno nakoupit a za draho prodat. Poté jsme došli až do Damašku, hlavního města, kde jsme se pomocí velbloudů 🐫 snažili dostat do různých Syrských míst. Poté jsme jsme se ještě do večeře zabývali důkazy které si děti postupně plní a za ně dostávají různé výjimky jako např. házení letecké pošty na večerním nástupu  💌.... Ke konci putování se nám podařilo projít strašidelným lesem 🌳🌲, kde naše cesta skončila. Kam se naši dobrodruzi rozhodnou vydat dál?</text:span><text:span text:style-name="T2">&lt;/</text:span><text:span text:style-name="T4">p</text:span><text:span text:style-name="T2">&gt;</text:span></text:p>
      <text:p text:style-name="Standard"/>
      <text:p text:style-name="Standard"/>
      <text:p text:style-name="Standard"/>
      <text:p text:style-name="P1"><text:span text:style-name="T1">&lt;</text:span><text:span text:style-name="T3">h2</text:span><text:span text:style-name="T1">&gt;</text:span>DEN 10.<text:span text:style-name="T1">&lt;/</text:span><text:span text:style-name="T3">h2</text:span><text:span text:style-name="T1">&gt;</text:span></text:p>
      <text:p text:style-name="P2">      <text:span text:style-name="T2">&lt;</text:span><text:span text:style-name="T4">p</text:span><text:span text:style-name="T2">&gt;</text:span><text:span text:style-name="T5">Ve druhém výletovém dni jsme dnes navštívili Austrálii a vydali se ji prozkoumávat. Cestovali jsme již časně od rána po rychlé rozcvičce a cestou jsme poznali spoustu australských zvířat. Měli jsme totiž na celou cestu úkoly k jednotlivým zástupcům australské fauny. 🦘 Navíc výletové skupiny soutěžily na motivy australských původních obyvatel v tom, kdo vytvoří svému vedoucímu nejhezčí tetování hennou. </text:span><text:span text:style-name="T2">&lt;/</text:span><text:span text:style-name="T4">p</text:span><text:span text:style-name="T2">&gt;</text:span></text:p>
      <text:p text:style-name="P2">      <text:span text:style-name="T2">&lt;</text:span><text:span text:style-name="T4">p</text:span><text:span text:style-name="T2">&gt;</text:span><text:span text:style-name="T5">Nejmladší chodiči vyrazili zrána po žluté turistické značce směrem na Lysice, kde už se všechny děti těšily na zaslouženou zmrzlinu. 🍦 Po cestě ale museli ještě postupně plnit úkoly australských zvířat a pracovat na tetováních jejich vedoucích. Po obědě jsme vyšli pro změnu po červené zpět k táboru se spoustou zastávek na hry a hřiště. Vrátili jsme se s příjemně bolavýma nohama unavení po celodenní cestě. 👣 </text:span><text:span text:style-name="T2">&lt;/</text:span><text:span text:style-name="T4">p</text:span><text:span text:style-name="T2">&gt;</text:span></text:p>
      <text:p text:style-name="P2">      <text:span text:style-name="T2">&lt;</text:span><text:span text:style-name="T4">p</text:span><text:span text:style-name="T2">&gt;</text:span><text:span text:style-name="T5">Skupina středních se vydala na cestu do Černé Hory🚶‍♂️🚶‍♀️ Po cestě jsme plnili nejen úkoly do dnešního programu, ale také jsme se inspirovali skupinou nejstarších a zkusili vyměnit krajíc chleba 🍞za co nejlepší potravinu. Z Černé Hory naše trasa vedla do Lysic a poté nazpět do tábora. Skončili jsme se zavařenými třešněmi a tartaletkou - z toho jsme byli nadšením bez sebe. </text:span><text:span text:style-name="T2">&lt;/</text:span><text:span text:style-name="T4">p</text:span><text:span text:style-name="T2">&gt;</text:span></text:p>
      <text:p text:style-name="P2">      <text:span text:style-name="T2">&lt;</text:span><text:span text:style-name="T4">p</text:span><text:span text:style-name="T2">&gt;</text:span><text:span text:style-name="T5">Se skupinkou největších jsme se dnes vydali na své dobrodružství směrem do Brumova a na zříceninu hradu Osiky🏰. Poté se vydali směrem koupaliště Kozárov. Po cestě jsme měli za úkol vyměňovat předmety za lepší🛍️. Povedlo se nám sehnat bundu, konzervu kukuřice a malou mačetu (z ponožek, rohlíku a hřebíku). Následně jsme si našli místečko na  přespání nedaleko tábora u rozhledny babylon, kde dnes strávíme noc🏕️✨</text:span><text:span text:style-name="T2">&lt;/</text:span><text:span text:style-name="T4">p</text:span><text:span text:style-name="T2">&gt;</text:span></text:p>
      <text:p text:style-name="P2"><text:soft-page-break/>      <text:span text:style-name="T2">&lt;</text:span><text:span text:style-name="T4">p</text:span><text:span text:style-name="T2">&gt;</text:span><text:span text:style-name="T5">Po návratu jsme si odpočinuli a posilnili se večeří a ještě jsme za tmy vyrazili do lesa proplétat se pavučinami. 🕸️🕷️ Na nástupu jsme také oslavili prvního světoběžníka - nejvyšší hodnost cestovatelů v letošní celotáborové hře. Stal se jím Pepa Rousek, gratulujeme! 🥳 </text:span><text:span text:style-name="T2">&lt;/</text:span><text:span text:style-name="T4">p</text:span><text:span text:style-name="T2">&gt;</text:span></text:p>
      <text:p text:style-name="Standard"/>
      <text:p text:style-name="Standard"/>
      <text:p text:style-name="Standard"/>
      <text:p text:style-name="P1"><text:span text:style-name="T1">&lt;</text:span><text:span text:style-name="T3">h2</text:span><text:span text:style-name="T1">&gt;</text:span>DEN 11.<text:span text:style-name="T1">&lt;/</text:span><text:span text:style-name="T3">h2</text:span><text:span text:style-name="T1">&gt;</text:span></text:p>
      <text:p text:style-name="P2">      <text:span text:style-name="T2">&lt;</text:span><text:span text:style-name="T4">p</text:span><text:span text:style-name="T2">&gt;</text:span><text:span text:style-name="T5">Dnes ráno jsme přiletěli do daleké Číny. </text:span><text:span text:style-name="T2">&lt;/</text:span><text:span text:style-name="T4">p</text:span><text:span text:style-name="T2">&gt;</text:span></text:p>
      <text:p text:style-name="P2">      <text:span text:style-name="T2">&lt;</text:span><text:span text:style-name="T4">p</text:span><text:span text:style-name="T2">&gt;</text:span><text:span text:style-name="T5">Ráno jsme odstartovali zábavnou rozcvičkou a poté jsme měli lahodnou snídani. Pak jsme se vrhli na sanitární dopoledne, děti se vysprchovaly a uklidily si stany.🛀🧼 </text:span><text:span text:style-name="T2">&lt;/</text:span><text:span text:style-name="T4">p</text:span><text:span text:style-name="T2">&gt;</text:span></text:p>
      <text:p text:style-name="P2">      <text:span text:style-name="T2">&lt;</text:span><text:span text:style-name="T4">p</text:span><text:span text:style-name="T2">&gt;</text:span><text:span text:style-name="T5">Na obědě jsme se nadlábli skvělou rajskou omáčkou, 😋 u které se děti učily jíst čínskými hůlkami a moc jim to šlo. 🥢 </text:span><text:span text:style-name="T2">&lt;/</text:span><text:span text:style-name="T4">p</text:span><text:span text:style-name="T2">&gt;</text:span></text:p>
      <text:p text:style-name="P2">      <text:span text:style-name="T2">&lt;</text:span><text:span text:style-name="T4">p</text:span><text:span text:style-name="T2">&gt;</text:span><text:span text:style-name="T5">Po poledním klidu jsme začali shánět materiál na Velkou čínskou zeď, kde si děti vyzkoušeli vše, na co si o Číně vzpomenete. Když měli materiál připravený, mohla začit stavba. Zdi se stavěli z přírodnin. Všechny zdi byly nádherné a moc se povedly. Hned po skončení jsme si na posilnění dali ovocný salát.🍒🍎🍉 </text:span><text:span text:style-name="T2">&lt;/</text:span><text:span text:style-name="T4">p</text:span><text:span text:style-name="T2">&gt;</text:span></text:p>
      <text:p text:style-name="P2">      <text:span text:style-name="T2">&lt;</text:span><text:span text:style-name="T4">p</text:span><text:span text:style-name="T2">&gt;</text:span><text:span text:style-name="T5">Po svačince měli naši cestovatelé čas na vymyšlení scének, které předváděli hned po večeři, na kterou jsme měli čočku s párečkem s vajíčkem.😋 Všechny scénky byly krásné a moc povedené. </text:span><text:span text:style-name="T2">&lt;/</text:span><text:span text:style-name="T4">p</text:span><text:span text:style-name="T2">&gt;</text:span></text:p>
      <text:p text:style-name="P2">      <text:span text:style-name="T2">&lt;</text:span><text:span text:style-name="T4">p</text:span><text:span text:style-name="T2">&gt;</text:span><text:span text:style-name="T5">Poté následovalo čtení od Jindry, po kterém jsme se odebrali na kutě. Přejeme vám dobrou noc😴🌙</text:span><text:span text:style-name="T2">&lt;/</text:span><text:span text:style-name="T4">p</text:span><text:span text:style-name="T2">&gt;</text:span></text:p>
      <text:p text:style-name="Standard"/>
      <text:p text:style-name="Standard"/>
      <text:p text:style-name="Standard"/>
      <text:p text:style-name="P1"><text:span text:style-name="T1">&lt;</text:span><text:span text:style-name="T3">h2</text:span><text:span text:style-name="T1">&gt;</text:span>DEN 12.<text:span text:style-name="T1">&lt;/</text:span><text:span text:style-name="T3">h2</text:span><text:span text:style-name="T1">&gt;</text:span></text:p>
      <text:p text:style-name="P2">      <text:span text:style-name="T2">&lt;</text:span><text:span text:style-name="T4">p</text:span><text:span text:style-name="T2">&gt;</text:span><text:span text:style-name="T5">Přejeme vám všem krásné dobré ráno, tentokrát z pozitivní energií nabité Brazílie!🎊 </text:span><text:span text:style-name="T2">&lt;/</text:span><text:span text:style-name="T4">p</text:span><text:span text:style-name="T2">&gt;</text:span></text:p>
      <text:p text:style-name="P2">      <text:span text:style-name="T2">&lt;</text:span><text:span text:style-name="T4">p</text:span><text:span text:style-name="T2">&gt;</text:span><text:span text:style-name="T5">Jelikož nás k večeru čekal velkolepý karneval v Riu, hned ráno jsme po příjezdu zahájili den taneční rozcvičkou v rytmu samby. 💃 Posilnili jsme se müsli s jogurtem a vydali se na průzkum Amazonského pralesa. 🧭 Děti po cestě využily znalosti získané z důkazů jako orientace v přírodě s buzolou, balení batohu a také na trase Amazonií nasbíraly herbář rostlin.🪷🌳 Též jsme započali výrobu škrabošek na večerní parádu. </text:span><text:span text:style-name="T2">&lt;/</text:span><text:span text:style-name="T4">p</text:span><text:span text:style-name="T2">&gt;</text:span></text:p>
      <text:p text:style-name="P2">      <text:span text:style-name="T2">&lt;</text:span><text:span text:style-name="T4">p</text:span><text:span text:style-name="T2">&gt;</text:span><text:span text:style-name="T5">Po poobědvání nudličkovoknedličkového vývaru a kuřízků jsme se přesunuli na brazilský fotbal. ⚽️ Nasvačili jsme se obložených chlebíků a přesunuli jsme se na pěstování a zpracovávání brazilské kávy.☕️ Děti vyzkoušely vše od zalévání kávovníků, přes sklízení a opracovávání kávových třešní až po sušení a pražení kávových zrn. </text:span><text:span text:style-name="T2">&lt;/</text:span><text:span text:style-name="T4">p</text:span><text:span text:style-name="T2">&gt;</text:span></text:p>
      <text:p text:style-name="P2">      <text:span text:style-name="T2">&lt;</text:span><text:span text:style-name="T4">p</text:span><text:span text:style-name="T2">&gt;</text:span><text:span text:style-name="T5">Povečeřeli jsme hotdogy a hned po večeři už jsme se vrhli na taneční parket a zahájili táborovou diskotéku - karneval v Riu.🕺🎶</text:span><text:span text:style-name="T2">&lt;/</text:span><text:span text:style-name="T4">p</text:span><text:span text:style-name="T2">&gt;</text:span></text:p>
      <text:p text:style-name="Standard"/>
      <text:p text:style-name="Standard"/>
      <text:p text:style-name="P2"> <text:span text:style-name="T2">&lt;</text:span><text:span text:style-name="T4">h2</text:span><text:span text:style-name="T2">&gt;</text:span><text:span text:style-name="T5">DEN 13.</text:span><text:span text:style-name="T2">&lt;/</text:span><text:span text:style-name="T4">h2</text:span><text:span text:style-name="T2">&gt;</text:span></text:p>
      <text:p text:style-name="P2">      <text:span text:style-name="T2">&lt;</text:span><text:span text:style-name="T4">p</text:span><text:span text:style-name="T2">&gt;</text:span><text:span text:style-name="T5">Ahoooj! Jsme zpět v Česku!!💙🤍❤️ </text:span><text:span text:style-name="T2">&lt;/</text:span><text:span text:style-name="T4">p</text:span><text:span text:style-name="T2">&gt;</text:span></text:p>
      <text:p text:style-name="P2">      <text:span text:style-name="T2">&lt;</text:span><text:span text:style-name="T4">p</text:span><text:span text:style-name="T2">&gt;</text:span><text:span text:style-name="T5">Ráno nás přivítaly naše krojované vedoucí Natka s Dančou za zvuku tradičních lidových písní. Prošli jsme naposled pasovou kontrolou a poté rozhýbali svá těla na rozcvičce. Pochutnali jsme si na dobrých rohlících s marmeládou a čajíkem k snídani. 😋 </text:span><text:span text:style-name="T2">&lt;/</text:span><text:span text:style-name="T4">p</text:span><text:span text:style-name="T2">&gt;</text:span></text:p>
      <text:p text:style-name="P2">      <text:span text:style-name="T2">&lt;</text:span><text:span text:style-name="T4">p</text:span><text:span text:style-name="T2">&gt;</text:span><text:span text:style-name="T5">Dál nás už čekala jen cílová rovinka ve formě závodu všech dopravních prostředků! Děti závodily v úseku kde musely překonávat různé překážky a plnit úkoly.🗺️ Pořadí letošní celotáborové hry dopadlo takto: </text:span><text:span text:style-name="T2">&lt;/</text:span><text:span text:style-name="T4">p</text:span><text:span text:style-name="T2">&gt;</text:span></text:p>
      <text:p text:style-name="P2">      <text:span text:style-name="T2">&lt;</text:span><text:span text:style-name="T4">p</text:span><text:span text:style-name="T2">&gt;</text:span><text:span text:style-name="T5">1. Ponorka </text:span><text:span text:style-name="T2">&lt;/</text:span><text:span text:style-name="T4">p</text:span><text:span text:style-name="T2">&gt;</text:span></text:p>
      <text:p text:style-name="P2">      <text:span text:style-name="T2">&lt;</text:span><text:span text:style-name="T4">p</text:span><text:span text:style-name="T2">&gt;</text:span><text:span text:style-name="T5">2. Traktor </text:span><text:span text:style-name="T2">&lt;/</text:span><text:span text:style-name="T4">p</text:span><text:span text:style-name="T2">&gt;</text:span></text:p>
      <text:p text:style-name="P2">      <text:span text:style-name="T2">&lt;</text:span><text:span text:style-name="T4">p</text:span><text:span text:style-name="T2">&gt;</text:span><text:span text:style-name="T5">3. Motorky </text:span><text:span text:style-name="T2">&lt;/</text:span><text:span text:style-name="T4">p</text:span><text:span text:style-name="T2">&gt;</text:span></text:p>
      <text:p text:style-name="P2">      <text:span text:style-name="T2">&lt;</text:span><text:span text:style-name="T4">p</text:span><text:span text:style-name="T2">&gt;</text:span><text:span text:style-name="T5">4. Vzducholoď </text:span><text:span text:style-name="T2">&lt;/</text:span><text:span text:style-name="T4">p</text:span><text:span text:style-name="T2">&gt;</text:span></text:p>
      <text:p text:style-name="P2">      <text:span text:style-name="T2">&lt;</text:span><text:span text:style-name="T4">p</text:span><text:span text:style-name="T2">&gt;</text:span><text:span text:style-name="T5">5. Koněspřežka </text:span><text:span text:style-name="T2">&lt;/</text:span><text:span text:style-name="T4">p</text:span><text:span text:style-name="T2">&gt;</text:span></text:p>
      <text:p text:style-name="P2">      <text:span text:style-name="T2">&lt;</text:span><text:span text:style-name="T4">p</text:span><text:span text:style-name="T2">&gt;</text:span><text:span text:style-name="T5">Gratulace všem za skvěle zvládnutou cestu kolem světa!🌍 Na svačinu jsme si pochutnali na oslavných medovníkových dortech a vyfotili jsme společnou fotku. Večer už nás čekaly jen dětmi velmi oblíbené tortily s kuřecím masem a zeleninou a také závěrečný táborák.🔥 </text:span><text:span text:style-name="T2">&lt;/</text:span><text:span text:style-name="T4">p</text:span><text:span text:style-name="T2">&gt;</text:span></text:p>
      <text:p text:style-name="P2">      <text:span text:style-name="T2">&lt;</text:span><text:span text:style-name="T4">p</text:span><text:span text:style-name="T2">&gt;</text:span><text:span text:style-name="T5">Už dnes děti budete mít doma, tak vám určitě rády více poví samy.😁</text:span><text:span text:style-name="T2">&lt;/</text:span><text:span text:style-name="T4">p</text:span><text:span text:style-name="T2">&gt;</text:span></text:p>
      <text:p text:style-name="Standard"/>
      <text:p text:style-name="Standard"/>
      <text:p text:style-name="P1"><text:soft-page-break/><text:span text:style-name="T1">&lt;</text:span><text:span text:style-name="T3">h2</text:span><text:span text:style-name="T1">&gt;</text:span>DEN 14.<text:span text:style-name="T1">&lt;/</text:span><text:span text:style-name="T3">h2</text:span><text:span text:style-name="T1">&gt;</text:span></text:p>
      <text:p text:style-name="P2">      <text:span text:style-name="T2">&lt;</text:span><text:span text:style-name="T4">p</text:span><text:span text:style-name="T2">&gt;</text:span><text:span text:style-name="T5">Přidáváme fotky z 14. dne našeho tábora. Po malé rozcvičce jsme se nasnídali, zabalili si všechny věci a mladší z nás odešli nahoru do vesnice už čekat na autobus. Starší pomohli s bouráním tábořiště. ⛺️ Kolem 11 hodiny jsme naložili zavazadla do autobusu a odjeli z Kunčiné Vsi. 👋😁</text:span><text:span text:style-name="T2">&lt;/</text:span><text:span text:style-name="T4">p</text:span><text:span text:style-name="T2">&gt;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5-07-22T07:42:01.322000000</meta:creation-date>
    <dc:date>2025-07-22T07:49:26.529000000</dc:date>
    <meta:editing-duration>PT7M28S</meta:editing-duration>
    <meta:editing-cycles>1</meta:editing-cycles>
    <meta:document-statistic meta:table-count="0" meta:image-count="0" meta:object-count="0" meta:page-count="5" meta:paragraph-count="86" meta:word-count="2342" meta:character-count="15190" meta:non-whitespace-character-count="12502"/>
    <meta:generator>LibreOffice/6.3.4.2$Windows_X86_64 LibreOffice_project/60da17e045e08f1793c57c00ba83cdfce946d0aa</meta:generator>
  </office:meta>
</office:document-meta>
</file>